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Helper.XMLHel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Helper.getDocBuilder( EntityResolver entityResolv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XMLHelper.parseToDom( InputStream stream , Resource res , EntityResolver entityResolv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MLHelper.parse( InputSource xmlStream , URL schema , DefaultHandler handler , LexicalHandler lHandl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XMLHelper.canUseSchemaValid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Helper.escape( String tex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XMLHelper.newSAXParser( URL schema , InputStream schemaStream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XMLHelper.parse( URL xmlURL , URL schema , Default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Helper.parse( URL xmlURL , URL schema , DefaultHandler handler , LexicalHandler l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MLHelper.parse( InputStream xmlStream , URL schema , DefaultHandler handler , LexicalHandler l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